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baf6" officeooo:paragraph-rsid="0005baf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Заработок на мусульманках</text:h>
      <text:p text:style-name="Text_20_body"><draw:a xlink:type="simple" xlink:href="http://incashwetrust.biz/wp-content/uploads/2017/09/zarabotok-na-musulmankax.jpg"><draw:frame draw:style-name="fr1" draw:name="Image1" text:anchor-type="as-char" svg:width="5.9272in" svg:height="3.802in" draw:z-index="0"><draw:image xlink:href="http://incashwetrust.biz/wp-content/uploads/2017/09/zarabotok-na-musulmankax.jpg" xlink:type="simple" xlink:show="embed" xlink:actuate="onLoad"/><svg:title>Заработок на мусульманках</svg:title></draw:frame></draw:a></text:p>
      <text:p text:style-name="Text_20_body"><text:bookmark text:name="SID7382_1_tgl"/><text:a xlink:type="simple" xlink:href="http://incashwetrust.biz/zarabotok-na-musulmankax.html#SID7382_1_tgl" text:style-name="Internet_20_link" text:visited-style-name="Visited_20_Internet_20_Link">Hide «</text:a></text:p>
      <text:section text:style-name="Sect1" text:name="SID7382_1">
        <text:p text:style-name="Text_20_body">Зарабатывать мы будем на шантаже девушек кавказкой национальности.</text:p>
        <text:p text:style-name="Text_20_body">Если нашим тёлкам практически похер на честь, то узнав о позоре жены или сестры, кавказцы убьют её, или как минимум-покалечат.</text:p>
        <text:p text:style-name="Text_20_body">Вы так же можете тестировать схему на русских девушках, но профит будет не таким жирным.</text:p>
        <text:p text:style-name="Text_20_body">Для работы нам нужны будут аккаунты тех самых нерусских девушек. Где их добыть? Два способа.</text:p>
        <text:p text:style-name="Text_20_body">1) Банальная покупка акков</text:p>
        <text:p text:style-name="Text_20_body">Покупаем только женские, раньше были с выборкой по МСК и т. д. Я всегда покупал по МСК 100 шт из них было несколько нерусских.</text:p>
        <text:p text:style-name="Text_20_body">2) Взлом ЦА через фейк сайт (эта идея решила все проблемы)</text:p>
        <text:p text:style-name="Text_20_body">Для того что бы взломать страницу нашей девушки нам нужно две вещи: Ислам и фейк.</text:p>
        <text:p text:style-name="Text_20_body">Если русскую тёлку можно взломать за несколько минут пообщавшись с ней, изучив её страницу и т. д. Налить ей в уши, подсунуть фейк и вуаля, страница у нас.</text:p>
        <text:p text:style-name="Text_20_body">В то время как с нерусскими не все так просто, ведь их странички практически всегда мало заполнены и узнать о интересах и прочем не так просто, методом проб и ошибок я вывел идеальную схему взлома нерусских, как парней так и тёлок.</text:p>
        <text:p text:style-name="Text_20_body">Бить мы будем в самое сердце, а именно в религию.</text:p>
        <text:p text:style-name="Text_20_body"><text:soft-page-break/>Поехали.</text:p>
        <text:p text:style-name="Text_20_body">Идем на сайт онлайн <text:a xlink:type="simple" xlink:href="http://incashwetrust.biz/goto/http://www.onlinepetition.ru/" office:target-frame-name="_blank" xlink:show="new" text:style-name="Internet_20_link" text:visited-style-name="Visited_20_Internet_20_Link">петиций</text:a></text:p>
        <text:p text:style-name="Text_20_body">И создаем примерно такую <text:a xlink:type="simple" xlink:href="http://incashwetrust.biz/goto/http://www.onlinepetition.ru/москве-нужно-больше-мечетей/petition.html" office:target-frame-name="_blank" xlink:show="new" text:style-name="Internet_20_link" text:visited-style-name="Visited_20_Internet_20_Link">телегу</text:a></text:p>
        <text:p text:style-name="Text_20_body">Уловили суть? Дальше нам нужен фейк окна регистрации в ВК на эту петицию.</text:p>
        <text:p text:style-name="Text_20_body">Что такое фейк</text:p>
        <text:p text:style-name="Text_20_body">Фейк (от англ. fake - подделка, фальшивка) - это поддельная веб-страница (обычно с формой авторизации), которая выглядит так же как и оригинал, но создана с целью передачи вводимых на ней паролей создателю. То есть когда вы вводите пароль на фейке, он сохраняется (создатель потом зайдёт и прочтёт), а вас перебрасывает на настоящий сайт.</text:p>
        <text:p text:style-name="Text_20_body">Как сделать фейк в интернете инфы много</text:p>
        <text:p text:style-name="Text_20_body">Что бы подписать петицию жертве нужно автоматизироваться через ВК.</text:p>
        <text:p text:style-name="Text_20_body">Фейк подготовили, идём дальше по плану, а дальше у нас рассылка.</text:p>
        <text:p text:style-name="Text_20_body">Далее самое интересное - нам нужен сайт по типу чек ю</text:p>
        <text:p text:style-name="Text_20_body">Залил <text:a xlink:type="simple" xlink:href="http://incashwetrust.biz/goto/http://pozorkavkaza.esy.es/" office:target-frame-name="_blank" xlink:show="new" text:style-name="Internet_20_link" text:visited-style-name="Visited_20_Internet_20_Link">для примера</text:a> как он должен выглядеть.</text:p>
        <text:p text:style-name="Text_20_body">Самое главное в сайте это количество просмотров, и уникальный логотип, дальше поймете зачем.</text:p>
        <text:p text:style-name="Text_20_body">Когда жертва видит, что анкеты телок посмотрело дохуя народу, она понимает, что вот он ПИЗДЕЦ!</text:p>
        <text:p text:style-name="Text_20_body">Сайт создали, идем дальше.</text:p>
        <text:p text:style-name="Text_20_body">Создаем страницу для рассылки нашей петиции.</text:p>
        <text:p text:style-name="Text_20_body">Страница должна быть наполнена, добавьте пару заварок (хачей) в друзья, обычно они все друг друга с большой радостью добавляют. Наполните страницу всякой херней про религию (ислам), в статус киньте пару красивых слов.</text:p>
        <text:p text:style-name="Text_20_body">Я создавал как реального человека, так и пророка Мухамеда, Махмуда, и других.</text:p>
        <text:p text:style-name="Text_20_body">В любых случаях схема катит.</text:p>
        <text:p text:style-name="Text_20_body">Едем дальше.</text:p>
        <text:p text:style-name="Text_20_body">Заходим в поиск групп ВК и пишем запросы типа Кавказ/Ислам/Курбан байран.</text:p>
        <text:p text:style-name="Text_20_body">Дальше делаем выборку</text:p>
        <text:p text:style-name="Text_20_body">Регион ставим Россия, что бы жертве удобней было оплатить.</text:p>
        <text:p text:style-name="Text_20_body">От 15-17 лет, пол женский/С фото/Сейчас на сайте.</text:p>
        <text:p text:style-name="Text_20_body">Делаем рассылку, периодически меняя ее.</text:p>
        <text:p text:style-name="Text_20_body">Текст должен выглядеть примерно так:</text:p>
        <text:p text:style-name="Text_20_body">хак-Привет брат/сестра. Ты мусульманин?</text:p>
        <text:p text:style-name="Text_20_body"><text:soft-page-break/>Жертва - Да, а что ?</text:p>
        <text:p text:style-name="Text_20_body">хак - Не проходи мимо, помоги нам в постройке мечети, прихожанам не где молиться.</text:p>
        <text:p text:style-name="Text_20_body">Жертва - Хорошо, что от меня нужно ?</text:p>
        <text:p text:style-name="Text_20_body">Хак - (ссылка на петицию) Подписать петицию с обращением к властям.</text:p>
        <text:p text:style-name="Text_20_body">- Хорошо</text:p>
        <text:p text:style-name="Text_20_body">Шаблон скинул примерный, текст советую постоянно менять и улучшать.</text:p>
        <text:p text:style-name="Text_20_body">Добыли акки, дальше самое интересное.</text:p>
        <text:p text:style-name="Text_20_body">Далее находим компромат в переписках.</text:p>
        <text:p text:style-name="Text_20_body"><text:span text:style-name="Strong_20_Emphasis">Начинаем ШАНТАЖ, получаем деньги.</text:span></text:p>
        <text:p text:style-name="Text_20_body">Идем в фш и рисуем пост для рассылки.</text:p>
        <text:p text:style-name="Text_20_body">Обязательно с нашим логотипом.</text:p>
        <text:p text:style-name="Text_20_body">Шаблон можете редактировать под себя, главное укажите что страницу удалять бесполезно.</text:p>
        <text:p text:style-name="Text_20_body">Ждем жертву в мессенджерах и начинаем ее варить.</text:p>
        <text:p text:style-name="Text_20_body">"Подводим ей хер к носу"</text:p>
        <text:p text:style-name="Text_20_body">Смотрим на достаток жертвы по фото, и ставим цену, в среднем 5-10к</text:p>
        <text:p text:style-name="Text_20_body">Говорим что нам похер с чего заработать, вашу страницу будут покупать у нас на сайте, и мы будем получать оттуда деньги, когда сотни тысяч человек увидят ваши данные, вы все ровно захотите выкупить страницу у нас, только цена уже будет совсем другая.</text:p>
        <text:p text:style-name="Text_20_body">Жертва готова платить, даем ей кошельки, получаем бабки, меняем кошельки работаем дальше.</text:p>
      </text:section>
      <text:p text:style-name="Standard"/>
      <text:p text:style-name="Standard"/>
      <text:h text:style-name="Heading_20_1" text:outline-level="1"><text:soft-page-break/>Как открывать банковские карты на любые данные</text:h>
      <text:p text:style-name="Text_20_body"><draw:a xlink:type="simple" xlink:href="http://incashwetrust.biz/wp-content/uploads/2017/08/kak-otkryvat-bankovskie-karty-na-lyubye-dannye1.jpg"><draw:frame draw:style-name="fr1" draw:name="Image2" text:anchor-type="as-char" svg:width="5.4165in" svg:height="3.6665in" draw:z-index="1"><draw:image xlink:href="http://incashwetrust.biz/wp-content/uploads/2017/08/kak-otkryvat-bankovskie-karty-na-lyubye-dannye1.jpg" xlink:type="simple" xlink:show="embed" xlink:actuate="onLoad"/><svg:title>Как открывать банковские карты на любые данные</svg:title></draw:frame></draw:a></text:p>
      <text:p text:style-name="Text_20_body"><text:bookmark text:name="SID7289_1_tgl"/><text:a xlink:type="simple" xlink:href="http://incashwetrust.biz/kak-otkryvat-bankovskie-karty-na-lyubye-dannye.html#SID7289_1_tgl" text:style-name="Internet_20_link" text:visited-style-name="Visited_20_Internet_20_Link">Hide «</text:a></text:p>
      <text:section text:style-name="Sect1" text:name="SID7289_1">
        <text:p text:style-name="Text_20_body">И так нам нужны карты на данные которые после мы будем реализовывать селлерам с обнал площадок. Данные карты хороши тем, что они дают покупателю возможность сохранности средств так дроп в данной ситуации отсутствует. Так же основным их плюсом является то, что покупателю не нужно отрисовывать скан, он просто говорит вам нужное ФИО, так же данные карты покупают для обналички заблокированных кошельков.</text:p>
        <text:p text:style-name="Text_20_body">Средняя цена на такую карту от 8к до 20к. При этом нам не нужно вносить депозит или создавать отдельную тему для продажи тк в нашей ситуации покупатель старается найти вас, а не вы покупателя.</text:p>
        <text:p text:style-name="Text_20_body">И так начнем. Мы будем открывать данные карты на ВУЛ (временное удостоверение личности гражданина РФ) оно выдается на время замены/утери документа.</text:p>
        <text:p text:style-name="Text_20_body">Как вы уже поняли под каждую карту нам понадобиться по 1 вулу, цена на данный документ от 1000руб/шт, но дабы не нести затраты мы можем сами делать данные документы. На них используется обычная плотная бумага приклеенная фотография (как на паспорт) и печать УФМС того города в котором мы будем работать.</text:p>
        <text:p text:style-name="Text_20_body">Форму данного документа мы будем заполнять ТРЕМЯ ручками, одна которой заполняются все поля, вторая которой ставим роспись начальника УФМС и третья ручка роспись нашего дропа. Данные само собой будет предоставлять нам заказчик. На фото ниже видно куда конкретно ставится печать. Фото клеим на обычный клей карандаш (ХОРОШО ПРОМАЗЫВАЕМ УГЛЫ)</text:p>
        <text:p text:style-name="Text_20_body">Дату выдачи прописываем за 3-4 дня до "отправки" дропа на открытие, перед этим проведя <text:soft-page-break/>им по пыльному шкафу/полу/тумбе слегка заминая углы документа отдаем его дропу.</text:p>
        <text:p text:style-name="Text_20_body"><draw:a xlink:type="simple" xlink:href="http://incashwetrust.biz/wp-content/uploads/2017/08/kak-otkryvat-bankovskie-karty-na-lyubye-dannye.jpg"><draw:frame draw:style-name="fr1" draw:name="Image3" text:anchor-type="as-char" svg:width="4.0626in" svg:height="5.2602in" draw:z-index="2"><draw:image xlink:href="http://incashwetrust.biz/wp-content/uploads/2017/08/kak-otkryvat-bankovskie-karty-na-lyubye-dannye.jpg" xlink:type="simple" xlink:show="embed" xlink:actuate="onLoad"/><svg:title>Как открывать банковские карты на любые данные </svg:title></draw:frame></draw:a></text:p>
        <text:p text:style-name="Text_20_body">Мы работаем только с проверенными банками, а точнее нам не подходят: Сбербанк/Россельхоз/Втб (нельзя делать голд, платинум).</text:p>
        <text:p text:style-name="Text_20_body">Зачастую сотрудники банков сами не осведомлены что по данному документу можно открыть счет, ГЛАВНОЕ помните, что они не имеют права вам отказывать, перед отправкой дропа в банк желательно сделать прозвон в банк.</text:p>
        <text:p text:style-name="Text_20_body">Что спрашиваем: "Здравствуйте, я хотел уточнить, я потерял свой паспорт и в УФМС, там я сказал что мне нужно открыть счет в банке для получения перевода, они сказали что я могу сделать это с временным удостоверением которое мне выдали, так ли это?"</text:p>
        <text:p text:style-name="Text_20_body">Девушка на том конце провода говорит вам "Да, в списке документов для открытия карты есть "временное удостоверение личности 2п" которое у нас собственно и имеется.</text:p>
        <text:p text:style-name="Text_20_body">В дальнейшем можно сразу при прозвоне указывать что приходили в банк и вам пытались отказать, тогда после вашего звонка главное отделение банка позвонит во все отделения в вашем городе и вставит им по самое не хочу, это будет заметно при долгой работе, вас начнут встречать уже осведомлённые люди.</text:p>
        <text:p text:style-name="Text_20_body">Если же дроп пришел в банк, и ему говорят что нужен паспорт, говорим что мы звонили на горячую линию и нам сказали "все ок приходите открывайте" в таком случае менеджер начинает шевелить жопой и открывает базу где все это прописано и принося тысячу <text:soft-page-break/>извинений открывает вам карту.</text:p>
        <text:p text:style-name="Text_20_body">Если вы работаете не по МСК, то не бойтесь в регионах данный документ проверить НЕВОЗМОЖНО, базы не существует и никому вы особо не интересны, все же не кредит берете.</text:p>
        <text:p text:style-name="Text_20_body">Если же всё-таки вы собираетесь работать по Москве, то вам стоит опасаться АльфаБанка, они могут запросить ваш документ на проверку.</text:p>
        <text:p text:style-name="Text_20_body">На этом опыте могу сказать, не носите с собой сразу несколько документов, не носите с собой печать и все из чего изготавливаете документы. Даже если вашего дропа поймают с данным документом, максимум что он получит - 80к штрафа. За все время работы не было ни одного случая по приему дропа. Если банк говорит что перед открытием ему нужно проверить документ (возможно только в МСК) забираем документ говорим что нет на это времени и машем на прощание ручкой.</text:p>
        <text:p text:style-name="Text_20_body">И так, перейдем к тому сколько карт может открыть один дроп.</text:p>
        <text:p text:style-name="Text_20_body">1 отделение банка - 1 карта. Те если в вашем городе 5 отделений АльфаБанка - значит на одного дропа можно открыть 5 карт альфа банка.</text:p>
        <text:p text:style-name="Text_20_body">Скупщики покупают практически все банки.</text:p>
        <text:p text:style-name="Text_20_body">Мой совет: найти скупа моменталок. Зарабатывать на них намного проще и быстрее идет оборотка.</text:p>
        <text:p text:style-name="Text_20_body">Т. е. за день дроп обойдя банков 7 принесет в вашу копилку не маленький дневной заработок и не нужно ждать выпуска карт по 1,5 - 2 недели. Плюс моментальные карты дешевле в открытии.</text:p>
        <text:p text:style-name="Text_20_body">Не забываем как должен выглядеть полный пакет для продажи карты:</text:p>
        <text:list xml:id="list5256225941112072361" text:style-name="L1">
          <text:list-item>
            <text:p text:style-name="P7">Анкета которая выдается при оформлении карты </text:p>
          </text:list-item>
          <text:list-item>
            <text:p text:style-name="P7">Кодовое слово </text:p>
          </text:list-item>
          <text:list-item>
            <text:p text:style-name="P7">Сим карта </text:p>
          </text:list-item>
          <text:list-item>
            <text:p text:style-name="P7">Пин конверт </text:p>
          </text:list-item>
          <text:list-item>
            <text:p text:style-name="P2">Доступ к онлайн банку </text:p>
          </text:list-item>
        </text:list>
        <text:p text:style-name="Text_20_body">Всегда качественно упаковывайте комплекты, сложите все в файлик и подпишите фио на каждом и вы не запутаетесь и покупателю приятно.</text:p>
        <text:p text:style-name="Text_20_body">Не забывайте всегда работать через ГАРАНТ!</text:p>
        <text:p text:style-name="Text_20_body">Составьте для себя список отделений банков, заходите на сайты и выписывайте адреса и количество, например:</text:p>
        <text:p text:style-name="Text_20_body">Втб24 - 5 отделений</text:p>
        <text:list xml:id="list5851273703749279641" text:style-name="L2">
          <text:list-item>
            <text:p text:style-name="P8">Ул Пушкина, дом колотушкино </text:p>
          </text:list-item>
          <text:list-item>
            <text:p text:style-name="P8">Ул Пушкина, дом колотушкино </text:p>
          </text:list-item>
          <text:list-item>
            <text:p text:style-name="P8">Ул Пушкина, дом колотушкино </text:p>
          </text:list-item>
          <text:list-item>
            <text:p text:style-name="P8">Ул Пушкина, дом колотушкино </text:p>
          </text:list-item>
          <text:list-item>
            <text:p text:style-name="P3"><text:soft-page-break/>Ул Пушкина, дом колотушкино </text:p>
          </text:list-item>
        </text:list>
        <text:p text:style-name="Text_20_body">Альфа банк - 6 отделений ... и так далее</text:p>
        <text:p text:style-name="Text_20_body">Во первых с данным списком будет намного удобнее работать, во вторых вы будите знать точное количество карт которое можно открыть на 1 дропа (в моем случае 38 шт).</text:p>
        <text:p text:style-name="Text_20_body">Оплата работы дропа на ваше усмотрение, так как я не знаю какие конкретно они у вас, но я использовал следующие варианты:</text:p>
        <text:list xml:id="list6307635463571159643" text:style-name="L3">
          <text:list-item>
            <text:p text:style-name="P9">500 р. шт если дроп на это согласен </text:p>
          </text:list-item>
          <text:list-item>
            <text:p text:style-name="P9">1000 р. шт </text:p>
          </text:list-item>
          <text:list-item>
            <text:p text:style-name="P4">15 000 три полноценных дня работы (около 20 банков успевают) </text:p>
          </text:list-item>
        </text:list>
        <text:p text:style-name="Text_20_body">Не забывайте выдавать деньги на открытие и сим карты, но оплату за работу производите только после получения всего комплекта (обязательно проверяйте все комплекты!)</text:p>
        <text:p text:style-name="Text_20_body">В общем схема работы: поиск заказа - получение заказа - изготовление документов под заказ - передача заказа/cим карты/денег на открытие дропу - получение готовых комплектов от дропа - отправка заказа - получение денежных средств.</text:p>
        <text:p text:style-name="Text_20_body">Так же ВУЛ позволит вам: покупать ЖД и авто билеты (по РФ) так же приобретать/восстанавливать СИМ-карты, забирать/отправлять переводы, посылки, корреспонденцию на почте РФ. Сдавать экзамены в ГИБДД (Правила приема квалификации. экзаменов и выдачи водительских удостоверений, пункт 16), но это уже отдельная история.</text:p>
        <text:p text:style-name="Text_20_body">Так же возможно открыть "безотходное" производство - я советую поручить в дальнейшем изготовление документа под открытие карт - дропу/другу/товарищу и покупать их у него скажем по 100руб/шт (можно меньше) дабы "не марать свои руки" да и вообще при объемных заказах это становиться муторным делом.</text:p>
        <text:p text:style-name="Text_20_body">Есть еще один вариант - это открытие карт по военным билетам. Схема посложнее, но собрав 10 дропов можем открывать сотни карт в день.</text:p>
        <text:p text:style-name="Text_20_body">Закупаем пустые военные билеты, заказываем печать военкомата вашего города, заполняем нужные данные, покупаем 10 комплектов военной формы в универмаге и отправляем наших "солдатиков" открывать карты целыми отрядами, как это обычно у них и происходит.</text:p>
        <text:p text:style-name="Text_20_body">В чем плюсы - военный билет проверить так же не возможно и объемы конечно становятся колоссальными.</text:p>
      </text:section>
      <text:p text:style-name="Standard"/>
      <text:p text:style-name="Standard"/>
      <text:h text:style-name="Heading_20_1" text:outline-level="1"><text:soft-page-break/>Заработок на биткоин кредитах</text:h>
      <text:p text:style-name="Text_20_body"><draw:a xlink:type="simple" xlink:href="http://incashwetrust.biz/wp-content/uploads/2017/08/zarabotok-na-bitkoin-kreditax.jpg"><draw:frame draw:style-name="fr1" draw:name="Image4" text:anchor-type="as-char" svg:width="5.3646in" svg:height="3.7189in" draw:z-index="3"><draw:image xlink:href="http://incashwetrust.biz/wp-content/uploads/2017/08/zarabotok-na-bitkoin-kreditax.jpg" xlink:type="simple" xlink:show="embed" xlink:actuate="onLoad"/><svg:title>Заработок на биткоин кредитах</svg:title></draw:frame></draw:a></text:p>
      <text:p text:style-name="Text_20_body"><text:bookmark text:name="SID7264_1_tgl"/><text:a xlink:type="simple" xlink:href="http://incashwetrust.biz/zarabotok-na-bitkoin-kreditax.html#SID7264_1_tgl" text:style-name="Internet_20_link" text:visited-style-name="Visited_20_Internet_20_Link">Hide «</text:a></text:p>
      <text:section text:style-name="Sect1" text:name="SID7264_1">
        <text:p text:style-name="Text_20_body">В бурже есть инвесторы, которые оказывают услуги по выдаче кредитов и займов. На спец ресурсах присутствуют инвесторы, которые дают свои бабки под кредит в биткоинах.</text:p>
        <text:p text:style-name="Text_20_body">Вот они нам и интересны, например: btcjam.com, bitlendingclub.com</text:p>
        <text:h text:style-name="Heading_20_3" text:outline-level="3">Последовательность такая</text:h>
        <text:p text:style-name="Text_20_body">1. Регистрация</text:p>
        <text:p text:style-name="Text_20_body">2. Верификация</text:p>
        <text:p text:style-name="Text_20_body">3. Подача заявки</text:p>
        <text:p text:style-name="Text_20_body">4. Ожидание профита (3-5-7-14 дней)</text:p>
        <text:p text:style-name="Text_20_body">Ваша заявка публикуется в общем списке, который рассматривают инвесторы.</text:p>
        <text:h text:style-name="Heading_20_3" text:outline-level="3">Пример</text:h>
        <text:p text:style-name="Text_20_body">Вы подали заявку на кредит в $200. Инвестор смотрит ваш профиль и вашу репутацию, и даёт допустим $25 под определённый вами или им %. С чего он собственно и имеет профит и интерес.</text:p>
        <text:p text:style-name="Text_20_body">Именно потому на сбор определённой суммы требуется время в несколько (как правило) дней, пока несколько инвесторов соберут запрашиваемую сумму.</text:p>
        <text:p text:style-name="Text_20_body">Суммы большие нам не подходят (хоть и соблазн велик, но нужно быть реалистом), хотя и это осуществимо, и о том, как это провернуть чуть позже я тоже расскажу.</text:p>
        <text:p text:style-name="Text_20_body">Нам интересны суммы в $150 - $300, что по моему опыту является лучшим вариантом по <text:soft-page-break/>соотношению время-деньги!</text:p>
        <text:p text:style-name="Text_20_body">На некоторых подобных сайтах есть русский язык, например btcjam.com</text:p>
        <text:p text:style-name="Text_20_body">Но вы можете пощелкать по русскому интерфейсу в ознакомительных целях, не более того.</text:p>
        <text:p text:style-name="Text_20_body">Почему я объясню прямо сейчас и это очень ВАЖНО.</text:p>
        <text:p text:style-name="Text_20_body">Сайты иностранные, и инвесторы тоже. Потому нам с вами, как представителей РФ, страны с которой есть определенная конфронтация и негативное отношение со стороны запада, кредит почти что не светит (соотношение одобрений и отказов колеблется в районе 20 - 80%).</text:p>
        <text:p text:style-name="Text_20_body">Но так как нам всем очень нужны деньги прямо "здесь и сейчас", потому мы на время станем добропорядочным - среднестатистическим европейцем!</text:p>
        <text:p text:style-name="Text_20_body">Тут уже соотношение одобрений-отказов примерно наоборот.</text:p>
        <text:p text:style-name="Text_20_body">Но тут возникает вопрос, как мы им станем этим самым европейцем?</text:p>
        <text:p text:style-name="Text_20_body">Естественно не бесплатно, и тут нужны те самые вложения, про которые я говорил.</text:p>
        <text:p text:style-name="Text_20_body">Мы будем покупать ксерокопии документов у селлеров сканов.</text:p>
        <text:p text:style-name="Text_20_body">Но есть ещё один момент, который и повышает уровень одобрения в разы и возможно на который тоже придётся потратиться немного.</text:p>
        <text:p text:style-name="Text_20_body">Это аккаунт фейсбука.</text:p>
        <text:p text:style-name="Text_20_body">На большинстве сайтов есть регистрация через фейсбук либо по эл.почте. Через соц.сеть регистрироваться лучше, это повышает доверие к человеку и соответственно наш профит. В общем как показала практика, зарегистрированному через фейсбук дают и больше и быстрее.</text:p>
        <text:p text:style-name="Text_20_body">Естественно аккаунт должен быть на того самого европейца, что и документы/сканы с фотками, комментариями и лайками.</text:p>
        <text:p text:style-name="Text_20_body">Потому я и сказал что возможно нужна будет именно покупка аккаунта, хотя можно создать с дюжину аккаунтов для раскрутки нужных нам.</text:p>
        <text:h text:style-name="Heading_20_3" text:outline-level="3">Список необходимого</text:h>
        <text:p text:style-name="Text_20_body">1. Скан водительского удостоверения европейца с двух сторон (2 фотографии, одна сторона =одна фотография), или скан паспорта европейца (но лучше права);</text:p>
        <text:p text:style-name="Text_20_body">2. Фотография европейца, который держит водительские права/ паспорт в руке;</text:p>
        <text:p text:style-name="Text_20_body">3. Квитанция с банка или другой документ, в котором есть данные ФИО и адрес проживания европейца;</text:p>
        <text:p text:style-name="Text_20_body">4. Заранее зарегистрированный кошелек биткоин.</text:p>
        <text:p text:style-name="Text_20_body">5. Страничка в Фейсбук с заполненным профилем, фотки можно подобрать левого чувака, похожего на европейца и забить их в Фейсбук. Данные в Фейсбук указать такие же, как и в водительском удостоверении.</text:p>
        <text:p text:style-name="Text_20_body">6. Электронная почта (в доменной зоне eu, com и т. д.) если не хотите заморачиваться с <text:soft-page-break/>Фейсбуком, но лучше конечно Фейсбук.</text:p>
        <text:p text:style-name="Text_20_body">Эти пункты обязательны. Чем больше данных будет подтверждено, тем больше вероятности, что вам одобрят заявку на большую сумму.</text:p>
        <text:p text:style-name="Text_20_body">То есть, чем больше данных есть, тем и сумму займа повышаем, но палку не гнём. От 150 до 300-400 баксов наш интерес.</text:p>
        <text:h text:style-name="Heading_20_3" text:outline-level="3">ВАЖНО</text:h>
        <text:p text:style-name="Text_20_body">Требования сайта к фотографиям или скриншоты в хорошем качестве от 300 dpi. Чтобы все данные были видны четко, без размытий и т. д.</text:p>
        <text:p text:style-name="Text_20_body">Для верификации аккаунта на сайте:</text:p>
        <text:p text:style-name="Text_20_body">1. Фамилию и имя европейца на латыни, точно так как написано в водительском удостоверении;</text:p>
        <text:p text:style-name="Text_20_body">2. Выбирает пол, мужчина или женщина. male = мужчина, female соответственно = женщина.</text:p>
        <text:p text:style-name="Text_20_body">3. Дату рождения в формате гггг.мм.дд</text:p>
        <text:p text:style-name="Text_20_body">4. Выбираем тип документа, который подтверждает Вашу личность.</text:p>
        <text:p text:style-name="Text_20_body">Выбираем Водительские права или паспорт.</text:p>
        <text:p text:style-name="Text_20_body">5. Вписываем номер водительских прав или паспорта.</text:p>
        <text:p text:style-name="Text_20_body">6. Загружаем фотографии, которые я выше описывал. «Передняя часть документа» = лицевая сторона водительского удостоверения, «Задняя часть документа» = соответственно оборотная сторона водительского удостоверения или разворот главной страницы паспорта. Ваше фото с документом, где "вы" держите в руке водительское удостоверение или паспорт.</text:p>
        <text:p text:style-name="Text_20_body">Формат я выше привёл, чтоб всё читалось без проблем.</text:p>
        <text:p text:style-name="Text_20_body">Отправляем это добро нажав на "отправить информацию" и т. д.</text:p>
        <text:p text:style-name="Text_20_body">Проверка проходит примерно сутки-двое, о результатах проверки можно узнать в разделе «Панель управления» или письмом, которое придет на почту указанную при регистрации, если Вы регистрировались через почтовый ящик, а не через социальную сеть.</text:p>
        <text:p text:style-name="Text_20_body">После того, как Вы прошли проверку, Вы сможете воспользоваться услугой «Подать заявку на займ». Нажимаете кнопочку и подаете заявку. Сумму вы знаете, по полноте данных подаём, 200-300 долларов, эти суммы проходят лучше всего. Суммы меньше – проходят еще лучше. Так что для начала можете подать на баксов 100-150.</text:p>
        <text:p text:style-name="Text_20_body">После того, как вам одобрят заявку, вас попросят объяснить, на что Вам нужен займ?</text:p>
        <text:p text:style-name="Text_20_body">ВНИМАНИЕ, НА АНГЛИЙСКОМ ЯЗЫКЕ! Для этого либо нужно знать язык, либо найти переводчика на биржах фриланса или знакомого, который изложит на английском качественном языке объяснения, которые переведёт с русского текста заранее написанного вами.</text:p>
        <text:p text:style-name="Text_20_body">Пример/шаблон(вы можете сразу создать несколько(5-6) шаблонов и дать для перевода чтоб <text:soft-page-break/>потом каждый раз не заморачиваться.</text:p>
        <text:p text:style-name="Text_20_body">Можно ссылаться на переезд к вам девушки и необходимости в дополнительном благоустройстве "гнёздышка", подарки для близких (девушке, родителям и т. д.), либо на покупку чего-нибудь необходимого (деталь/запчасть к авто/мото и т. д.). При этом нужно упомянуть что вы интенсивно подрабатываете (барменом, пишите статьи для газет/журналов, разрабатываете и создаёте сайты и баннеры на заказ и т. д.)</text:p>
        <text:p text:style-name="Text_20_body">После этого могут быть дополнительные вопросы, но это 50/50 и уже мелочи.</text:p>
        <text:p text:style-name="Text_20_body">Бывает на сайтах проходит профилактика и они дают пару недель одни отказы, такое может случится раз в три-шесть месяцев.</text:p>
        <text:p text:style-name="Text_20_body">Профит с трех сайтов считайте сами, а их не три. И в сети всё больше такого рода предложений.</text:p>
        <text:p text:style-name="Text_20_body">Тут уже гуглите, не забывая это делать преимущественно на английском языке.</text:p>
        <text:p text:style-name="Text_20_body">Не стоит подавать заявки пачками, на один сайт одна заявка до отказа либо профита!</text:p>
        <text:p text:style-name="Text_20_body">Приблизительно в неделю одну заявку кидать на один сайт будет нормально, то есть четыре заявки в месяц умноженные на количество подходящих сайтов. Если это будет три сайта что привёл я в качестве примера, то выйдет 12 заявок в месяц. Если всё правильно делать, то половина будет одобрена скажем на 300 баксов. Минусуем расходы на сканы/фотошоп/перевод/другие возможные. В месяц не напрягаясь, уделяя по два-три часа на это дело, можно выйти на профит в чистом виде 1к$.</text:p>
        <text:p text:style-name="Text_20_body">И ещё, если у Вас не прошла заявка на сайте №1, то смело забивайте ее (эту же заявку, или того же европейца) на сайт №2. У меня многие заявки проходили на сайте №2, которые не проходили на сайте No1. Там все аналогично, за исключением того, что на сайте не прикручен русский язык (сайт немецкий, но на английском языке), но я думаю это не столь уже важно, все логично и банально.</text:p>
        <text:p text:style-name="Text_20_body">По выводу думаю объяснять особо ничего, обменников валом. Битки меняем на киви/яндекс, а дальше уже кому как удобней будет.</text:p>
        <text:p text:style-name="Text_20_body">По безопасности. Да она нужна, как и во всех подобных схемах. Но тут ещё такой момент, что это нужно для большей живучести темы. Потому как администрация спалит, что мы жарим инвесторов таким способом, будут выставлять дополнительные преграды. Например, верификация через видеосвязь (скайп). А это нам совсем не нужно ведь. Поэтому используйте ip и другие данные компа (время, браузера, язык и т. д.) максимально приближенным к проживанию нашего европейца. Это может быть и американец и австралиец, в общем вы поняли какая публика пользуется там большим доверием.</text:p>
        <text:h text:style-name="Heading_20_3" text:outline-level="3">Пример второй темы</text:h>
        <text:p text:style-name="Text_20_body">Как и везде в кредитных организациях есть уровень доверия и положительная кредитная история. Чтобы забрать большой кредит, вы должны пройти путь в несколько погашенных кредитов. Желательно в районе пяти и в промежуток времени в три-четыре месяца. Погашать кредиты с %% инвесторов можно тупо взятыми кредитами с других аккаунтов, то есть <text:soft-page-break/>раскручивать один аккаунт за счет других. Остальное думаю, вы всё правильно поняли и всё, что осталось - это сделать первый шаг к первому профиту.</text:p>
        <text:p text:style-name="Text_20_body">Комплекты документов можно не только покупать, но и <text:a xlink:type="simple" xlink:href="http://incashwetrust.biz/otrisovka-skanov-dokumentov.html" text:style-name="Internet_20_link" text:visited-style-name="Visited_20_Internet_20_Link">отрисовывать</text:a>.</text:p>
      </text:section>
      <text:p text:style-name="Standard"/>
      <text:p text:style-name="Standard"/>
      <text:h text:style-name="Heading_20_1" text:outline-level="1">Заработок на премиальных номерах телефонов</text:h>
      <text:p text:style-name="Text_20_body"><draw:a xlink:type="simple" xlink:href="http://incashwetrust.biz/wp-content/uploads/2017/08/zarabotok-na-premialnyx-nomerax-telefonov.jpg"><draw:frame draw:style-name="fr1" draw:name="Image5" text:anchor-type="as-char" svg:width="4.5417in" svg:height="3.0626in" draw:z-index="4"><draw:image xlink:href="http://incashwetrust.biz/wp-content/uploads/2017/08/zarabotok-na-premialnyx-nomerax-telefonov.jpg" xlink:type="simple" xlink:show="embed" xlink:actuate="onLoad"/><svg:title>Заработок на премиальных номерах телефонов</svg:title></draw:frame></draw:a></text:p>
      <text:p text:style-name="Text_20_body"><text:bookmark text:name="SID7240_1_tgl"/><text:a xlink:type="simple" xlink:href="http://incashwetrust.biz/zarabotok-na-premialnyx-nomerax-telefonov.html#SID7240_1_tgl" text:style-name="Internet_20_link" text:visited-style-name="Visited_20_Internet_20_Link">Hide «</text:a></text:p>
      <text:section text:style-name="Sect1" text:name="SID7240_1">
        <text:p text:style-name="Text_20_body">Премиальные номера телефонов пользуются колоссальным спросом. Почему? Каждый хочет выделяться и подчеркнуть свой статус. Многие уподобляются людям, которые имеют премиальный номер ведь это еще как подчеркивает человека, да и слушать номер с одинаковыми цифрами очень приятно. Вспомните ситуация если она была, Уважаемый покупатель когда Вы слышали премиальный номер телефона. Незамедлительно обращаем внимание и такой номер нравится всем. На этом изощрение Вы и будете зарабатывать денежные средства. Данная тема будет актуальна абсолютно всегда.  Главное – грамотность и сообразительность. Не нужно ничего сверхъестественного придумывать для покупателей. Всех психологические уловки будут указаны и следую им Вы сможете спокойно зарабатывать столько, сколько желаете. В наше время понты – это главное оружие перед кем-либо. Наше самое главное оружие в работе – это речевой оборот. Нужно грамотно и пунктуально писать. На это обращаю многие люди и доверие к продавцу возрастает. Естественно требуется желание работать. Вы должны наработать навык для дальнейшей работы. Лучше навык  - качественнее работа. Итак, приступим.</text:p>
        <text:p text:style-name="Text_20_body"><text:span text:style-name="Strong_20_Emphasis">Нам потребуется</text:span></text:p>
        <text:list xml:id="list2825980984172354970" text:style-name="L4">
          <text:list-item>
            <text:p text:style-name="P10">sim-Card оператора </text:p>
          </text:list-item>
          <text:list-item>
            <text:p text:style-name="P10">дроп, можно найти на любом форуме </text:p>
          </text:list-item>
          <text:list-item>
            <text:p text:style-name="P10"><text:soft-page-break/>аккаунты бесплатных досок объявлений (Avito, Юла) </text:p>
          </text:list-item>
          <text:list-item>
            <text:p text:style-name="P10">любой сотовый телефон. </text:p>
          </text:list-item>
          <text:list-item>
            <text:p text:style-name="P5">одноразовый E-mail адрес </text:p>
          </text:list-item>
        </text:list>
        <text:p text:style-name="Text_20_body"><text:span text:style-name="Strong_20_Emphasis">Объявление</text:span></text:p>
        <text:p text:style-name="Text_20_body">Приступаем к оформлению объявления.</text:p>
        <text:p text:style-name="Text_20_body">Тут так же нужно хорошо подумать. Большинство людей ведутся на «фантик» не осознав, что их ждет. Под нашу реализацию требуется манипулятивный текст, который зажжет глаза покупателя. Так же нужно вызвать у покупателей иллюзию дефицита.</text:p>
        <text:p text:style-name="Text_20_body"><text:span text:style-name="Strong_20_Emphasis">Заголовок</text:span></text:p>
        <text:p text:style-name="Text_20_body">Здесь нужно правильно указать заголовок. Именно хороший заголовок привлекает покупателей. Видя заголовок покупатель должен обратить внимание – это одна из важных частей объявления.</text:p>
        <text:p text:style-name="Text_20_body">Как заручиться доверием покупателя? Легко! Нам просто на всего нужно удовлетворить его нужду. Относимся к объявлению серьезно. От успешности нашего объявления зависит вся работа.</text:p>
        <text:p text:style-name="Text_20_body">Пример заголовка: Эксклюзивный премиальный номер мобильного телефона компании «МТС».</text:p>
        <text:p text:style-name="Text_20_body"><text:span text:style-name="Strong_20_Emphasis">Суть объявления </text:span></text:p>
        <text:p text:style-name="Text_20_body">Для привлечения интересно в тексте обязательно указываем вопрос. Например: «Вы жаждите внимания? Мы поможем!». Это все составляем из интереса аудитории определенного раздела. Так же не нужно забывать о том, что мы должны донести всю суть до покупателя в коротких предложениях. Люди не любят читать и однотонный текст.</text:p>
        <text:p text:style-name="Text_20_body">Пример подаваемого объявления:</text:p>
        <text:p text:style-name="Text_20_body">«Хотите выделяться? Мы решим Вашу проблему! Осуществляется продажа  эксклюзивного / редкого и премиального номера телефона компании «МТС» - 8-950-000-00-00.</text:p>
        <text:p text:style-name="Text_20_body">Продажа осуществляется в одни руки, переоформление номера телефона включена в стоимость.»</text:p>
        <text:p text:style-name="Text_20_body"><text:span text:style-name="Strong_20_Emphasis">Важно</text:span></text:p>
        <text:p text:style-name="Text_20_body">Подачу объявления должен осуществлять дроп!</text:p>
        <text:p text:style-name="Text_20_body">Можно посветить его в курс дел, а можно вообще ничего не говорить.</text:p>
        <text:p text:style-name="Text_20_body">Найти его очень легко, просто пишем что нужен человек на подачу объявлений, обычно услуги 20 рублей за одну объяву!</text:p>
        <text:p text:style-name="Text_20_body">Можно все делать самому но я бы не советовал так как нужны будут затраты на дедик + VPN.</text:p>
        <text:p text:style-name="Text_20_body">После того как нашли дропа, скидываем ему текст и фото которые должны быть в объявлении.</text:p>
        <text:p text:style-name="Text_20_body"><text:soft-page-break/><text:span text:style-name="Strong_20_Emphasis">Исключение «вредных» вопросов </text:span></text:p>
        <text:p text:style-name="Text_20_body">Здесь я советую подготовиться заранее. Медлить процесс продаж не нужно, а так же покупатель поймет, что мы настроены серьезно. Мы должны отвечать кардинально и без лишних слов!</text:p>
        <text:p text:style-name="Text_20_body">Так же хочу отметить, что говорю покупателю сразу – «Мы можем Вам позвонить с данного номера телефона». Эта фраза вызовет огромное доверие к Вам!</text:p>
        <text:p text:style-name="Text_20_body"><text:span text:style-name="Strong_20_Emphasis">Вопрос покупателя №1</text:span></text:p>
        <text:p text:style-name="Text_20_body">Почему продажа ведется так дешево?</text:p>
        <text:p text:style-name="Text_20_body">Наш ответ: Я, сотрудник компании «МТС», имею доступ к определенной базе свободных номеров. Эти номера оформляются задним числом, а не приобретаются на нашем сайте. Это дополнительный заработок.</text:p>
        <text:p text:style-name="Text_20_body"><text:span text:style-name="Strong_20_Emphasis">Вопрос покупателя №2</text:span></text:p>
        <text:p text:style-name="Text_20_body">Не заблокируют номер телефона после покупки?</text:p>
        <text:p text:style-name="Text_20_body">Наш ответ: Блокировка приобретенного номера телефона исключена. Оформление происходит по правилам компании «МТС».</text:p>
        <text:p text:style-name="Text_20_body"><text:span text:style-name="Strong_20_Emphasis">Вопрос покупателя №3</text:span></text:p>
        <text:p text:style-name="Text_20_body">Как Вы докажете, что у Вас есть данный номер?</text:p>
        <text:p text:style-name="Text_20_body">Наш ответ: Мы можем Вам позвонить с данного номера телефона и поговорить, но, не долго т. к. номер телефона не оформлен на физическое лицо.</text:p>
        <text:p text:style-name="Text_20_body"><text:span text:style-name="Strong_20_Emphasis">Вопрос покупателя №4</text:span></text:p>
        <text:p text:style-name="Text_20_body">Как Вы доставите мне sim-card, если я не могу приехать к Вам?</text:p>
        <text:p text:style-name="Text_20_body">Наш ответ: Доставка осуществляется Почтой России, возможна отправка посылки с наложенным платежом, а так же Торговыми Компаниями на Ваш выбор.</text:p>
        <text:p text:style-name="Text_20_body"><text:span text:style-name="Strong_20_Emphasis">Вопрос покупателя №5</text:span></text:p>
        <text:p text:style-name="Text_20_body">Какой комплект входит при приобретении номера телефона?</text:p>
        <text:p text:style-name="Text_20_body">Наш ответ: В комплект входит договор оформления номера телефона, sim-card.</text:p>
        <text:p text:style-name="Text_20_body"><text:span text:style-name="Strong_20_Emphasis">Вопрос покупателя №6</text:span></text:p>
        <text:p text:style-name="Text_20_body">Могу ли я подъехать для оформления номера телефона?</text:p>
        <text:p text:style-name="Text_20_body">Наш ответ: Да, конечно. Предварительно связавшись с нами.</text:p>
        <text:p text:style-name="Text_20_body">В большинстве – это простая проверка покупателя перед покупкой. 80% людей не будут к нам приезжать, а просто попросят отправить через почту. Но если человек и вправду хочет подъехать – игнорируем.</text:p>
        <text:p text:style-name="Text_20_body">Обязательно ведем переговоры от лица сотрудника компании и общаемся интеллигентно. Обращаемся к покупателю только на «Вы». Никакого сквернословия, грубых ошибок. Все это <text:soft-page-break/>приводит к отказу приобретения. Правильно поставленные ответы вызывают у покупателя доверия. Доверие – это дар. Тяжело заслужить, но легко потерять.</text:p>
        <text:p text:style-name="Text_20_body"><text:span text:style-name="Strong_20_Emphasis">Разговор с собеседником </text:span></text:p>
        <text:p text:style-name="Text_20_body">Так же я хочу особо уделить внимание разговору по телефону.</text:p>
        <text:p text:style-name="Text_20_body">Вы должны понимать, что общаться следует очень аккуратно и без какой-либо страха при разговоре. Контролируйте свои эмоции. Не расслабляйтесь при звонке. Это важно! Всегда будьте на чеку и не давайте воле проскакивать «некорректным» словечкам. Страх в разговоре отчетливо слышен – это дрожь.</text:p>
        <text:p text:style-name="Text_20_body">Этого нужно избегать. Как?</text:p>
        <text:p text:style-name="Text_20_body">Я Вам расскажу:</text:p>
        <text:list xml:id="list6833028467922640509" text:style-name="L5">
          <text:list-item>
            <text:p text:style-name="P11"><text:span text:style-name="Strong_20_Emphasis">с</text:span>делайте глубокий вдох и быстрый выдох </text:p>
          </text:list-item>
          <text:list-item>
            <text:p text:style-name="P11">представьте, что Вы разговариваете с другом </text:p>
          </text:list-item>
          <text:list-item>
            <text:p text:style-name="P11">успокойтесь психически и физически </text:p>
          </text:list-item>
          <text:list-item>
            <text:p text:style-name="P6">дайте себе стимул, что это Ваш клиент, который заплатит сполна </text:p>
          </text:list-item>
        </text:list>
        <text:p text:style-name="Text_20_body">Стимул получения денежных средств очень успокаивает и придает силы чтобы раскрутить покупателя.</text:p>
        <text:p text:style-name="Text_20_body">Установите определенную цель для себя. Перед тем как снять трубку отчетливо и правильно сформулируйте предложение, которое хотите сказать.</text:p>
        <text:p text:style-name="Text_20_body">Обязательно возьмите инициативу разговора на себя. Что это значит? Этот метод специализируется на том чтобы «ударить» покупателя в лоб.</text:p>
        <text:p text:style-name="Text_20_body"><text:span text:style-name="Strong_20_Emphasis">Подробнее о данном методе</text:span></text:p>
        <text:p text:style-name="Text_20_body">Как сказано выше, Мы должны взять инициативу разговора на себя и не давать покупателю задавать вопросы. Сообщите покупателю все напрямую чтобы отбить все лишние вопросы. Этот метод так же хорош из-за того, что Мы проявляем искренний интерес к покупателю. Это прибавляет доверие к нам. Почему? Незамедлительный переход к делу – это поступок серьезного человека, который настроен на деловой разговор.</text:p>
        <text:p text:style-name="Text_20_body">Эти приемы помогут Вам сконцентрироваться на работе и увеличить работоспособность. Непосредственно, впервые, Вы будете нервничать. Уверяю – это уйдет с наработанным навыком.</text:p>
        <text:p text:style-name="Text_20_body"><text:span text:style-name="Strong_20_Emphasis">Убеждение</text:span></text:p>
        <text:p text:style-name="Text_20_body">Если человек вопреки всех разложенных нюансов не доверяет нам, Вам нужно применить навык убеждения.</text:p>
        <text:p text:style-name="Text_20_body">Что такое убеждение спросите меня? Убеждение – это очень нужный и «тонкий» элемент, который достигается кропотливым путем. Наша задача состоит в том, чтобы у покупателя в голове прошла мысль: «А может все таки приобрести?». Эта мысль покупателя – ниточка за которую будем продолжать тянуть до тех пор, пока товар не приобретут.</text:p>
        <text:p text:style-name="Text_20_body"><text:span text:style-name="Strong_20_Emphasis">Гипнотическое составленное предложение</text:span></text:p>
        <text:p text:style-name="Text_20_body"><text:soft-page-break/>Метод основывается на том чтобы дать покупателю понять то, что он получит после покупки. Например: «Купив данный мобильный телефон, Вы получаете достаточно высокую самооценку, а это залог успеха».</text:p>
        <text:p text:style-name="Text_20_body">После этого человек обдумывает данную мысль и приходит к тому, что это действительно так и можно себя поставить высоко физически и психологически. Злоупотреблять данным методом не стоит. Почему: Чрезмерное употребление данных предложений может немного смазать картину при продаже. Одного применения на покупателе будет достаточно.</text:p>
        <text:p text:style-name="Text_20_body"><text:span text:style-name="Strong_20_Emphasis">Оповещение покупателя о достаточного количества клиентов</text:span></text:p>
        <text:p text:style-name="Text_20_body">Метод так же является гипнотическим. Основная наша работа заключается в том чтобы дать понять клиенту, что если придет отказ, Мы ничего не потеряем и товар уйдет другому человеку. Так же дать понять, что клиентская база не находится в дефиците, а наоборот – пополняется.</text:p>
        <text:p text:style-name="Text_20_body"><text:span text:style-name="Strong_20_Emphasis">Уступки</text:span></text:p>
        <text:p text:style-name="Text_20_body">Здесь Мы не должны мешать покупателю сбивать цену, а немного обвести вокруг пальца. Мы строим вид, что цена итак занижена и нам требуется посовещаться с определенным человеком. Ни в коем случае не соглашайтесь незамедлительно после предложения покупателя! Это даст толчок усомнения покупателя в Вашу сторону. Пока человек думает и гордиться, что он может сбить цену и забывает напрочь обо всем, Мы же действует по своему плану.</text:p>
        <text:p text:style-name="Text_20_body"><text:span text:style-name="Strong_20_Emphasis"> Организация ценовой политики</text:span></text:p>
        <text:p text:style-name="Text_20_body">Предоставляю полностью рабочую цену, которая будет вызывать интерес у покупателя. Цена была выявлена в ходе работы и полного анализирования рынка. Оптимальная стоимость sim-card – это 5.000- 8.000 рублей. Нужно учитывать какая sim-card. По Вашему желанию можно сделать скидку.</text:p>
        <text:p text:style-name="Text_20_body">Так же, можно заходить на сайт «МТС» и искать наилучшие премиальные золотые номера. Увидели подходящий? Снижаем стоимость от рыночной на 40%.  Хочу отметить, что под реализацию берем только лучшие номера телефонов.</text:p>
        <text:p text:style-name="Text_20_body">Предлагайте человеку то, от чего он не сможет отказаться  - сладкая цена.</text:p>
        <text:p text:style-name="Text_20_body">Как выявила практика большинство людей соглашаются незамедлительно на приобретение, да и еще скидка небольшая.</text:p>
        <text:p text:style-name="Text_20_body"><text:span text:style-name="Strong_20_Emphasis">Основная работа </text:span></text:p>
        <text:p text:style-name="Text_20_body">Как нам позвонить с премиального номера телефона? На самом деле ничего сложного нет. Представьте лицо человека, который действительно видит вызов на свой мобильный телефон с номера, к примеру, +7-919-999-99-99.</text:p>
        <text:p text:style-name="Text_20_body">Человек незамедлительно обомлеет и поверит на все 100 процентов.</text:p>
        <text:p text:style-name="Text_20_body">Итак, мы должны перейти на конструктор сайтов okis.ru.</text:p>
        <text:p text:style-name="Text_20_body">Okis – это подходящий сайт, который сотрудничает с сервисом «Jivosite».</text:p>
        <text:p text:style-name="Text_20_body"><text:soft-page-break/>Переходим на сайт, нажимаем кнопку «Зарегистрироваться», заполняем все поля «E-mail» / «Pass». Вводим левый Email-адрес. После этого выбираем любой шаблон. Выбрал? Молодец.</text:p>
        <text:p text:style-name="Text_20_body">После этого Вас перебросит на страницу ввода персональной информации сайта – это</text:p>
        <text:p text:style-name="Text_20_body">1 – «Название сайта»</text:p>
        <text:p text:style-name="Text_20_body">Название сайта выбираем любой. Название сайта не играет никакую роль в нашей работе.</text:p>
        <text:p text:style-name="Text_20_body">2 -  «E-mail»</text:p>
        <text:p text:style-name="Text_20_body">Вводим свой E-mail адрес, который указали при регистрации.</text:p>
        <text:p text:style-name="Text_20_body">3 – «Pass»</text:p>
        <text:p text:style-name="Text_20_body">Вводим свой Pass, который указали при регистрации.</text:p>
        <text:p text:style-name="Text_20_body">После введения наших данных нажимаем на кнопку «Создать сайт».</text:p>
        <text:p text:style-name="Text_20_body">Нам перенесло на страницу под названием «Личный кабинет», а так же выдается список Ваших сайтов. В данном списке и будет тот сайт, который Вы указали перед регистрации.</text:p>
        <text:p text:style-name="Text_20_body">Напротив Вашего сайта будет кнопка «Редактор». Нажимаем и переходим в режим редактора Вашего сайта.</text:p>
        <text:p text:style-name="Text_20_body">Далее, нам нужно перейти в раздел нашего сайта - «Реклама». В правом верхнем углу редактора сайта имеется кнопка «Настройки», а там, следовательно нужный нам раздел.</text:p>
        <text:p text:style-name="Text_20_body">После нажатия у Вас откроется окно для ввода HTML-кода.</text:p>
        <text:p text:style-name="Text_20_body">Ничего не вписываем и не закрываем!</text:p>
        <text:p text:style-name="Text_20_body">Далее нам понадобится сайт по название «Jivosite».</text:p>
        <text:p text:style-name="Text_20_body">Это сайт, который подразумевает Online-консультанта.</text:p>
        <text:p text:style-name="Text_20_body">Проходим регистрацию введя левые данные, а именно: E-mail, Имя, Пароль.</text:p>
        <text:p text:style-name="Text_20_body">В строке, где указывается имя сайта вводим ссылку нашего сайта, которого указали на Okis.ru. Телефон свой не указываем.</text:p>
        <text:p text:style-name="Text_20_body">Программное обеспечение отказываемся устанавливать.</text:p>
        <text:p text:style-name="Text_20_body">Далее Вам будет предоставлено окно с HTML-кодом самого клиента «Jivosite», который нам нужно установить в раздел рекламы. Делается это очень просто. Нажимаем кнопку «Скопировать», а потом вставляем HTML-код в раздел «Реклама».</text:p>
        <text:p text:style-name="Text_20_body">Переходим снова на сайт «Jivosite» и находим раздел «Настройка». Вы увидите раздел «CallBack». Этот раздел отвечает за звонки нашему покупателю.</text:p>
        <text:p text:style-name="Text_20_body">Там видим несколько полей:</text:p>
        <text:p text:style-name="Text_20_body">1 – «Номер телефона для АОН».</text:p>
        <text:p text:style-name="Text_20_body">Этот раздел отвечает за наш номер телефона. Поясню: В это поле вводим наш продаваемый номер телефона, который будет высвечиваться жертве при звонке.</text:p>
        <text:p text:style-name="Text_20_body">2 – «Уведомлять по СМС».</text:p>
        <text:p text:style-name="Text_20_body"><text:soft-page-break/>Этот раздел пропускаем.</text:p>
        <text:p text:style-name="Text_20_body">3 – «Отправлять клиенту СМС-визитку после разговора».</text:p>
        <text:p text:style-name="Text_20_body">В этом разделе обязательно снимаем галочку.</text:p>
        <text:p text:style-name="Text_20_body">4 – «Начальное значение таймера».</text:p>
        <text:p text:style-name="Text_20_body">В этом разделе ставим 10 секунд вместо 27 секунд.</text:p>
        <text:p text:style-name="Text_20_body">Далее ждет раздел «Время работы». Это раздел отвечает за работоспособность Вашего номера. В зависимости как Вы хотите работать. Выставляете свое удобное значение, но, для себя я ставил 24-часа в сутки. Это удобно по причине того, что не нужно будет больше настраивать наш номер телефона.</text:p>
        <text:p text:style-name="Text_20_body">Переходим в раздел «Контакты оператора».</text:p>
        <text:p text:style-name="Text_20_body">Здесь Вы увидете три поля:</text:p>
        <text:p text:style-name="Text_20_body">1 – Ваш NickName указанный при регистрации.</text:p>
        <text:p text:style-name="Text_20_body">2 – «На телефон».</text:p>
        <text:p text:style-name="Text_20_body">Оставляем так, как есть.</text:p>
        <text:p text:style-name="Text_20_body">3 – «Номер телефона».</text:p>
        <text:p text:style-name="Text_20_body">В этом поле мы указываем левый номер телефона.</text:p>
        <text:p text:style-name="Text_20_body">Сохраняем и обновляем страницу.</text:p>
        <text:p text:style-name="Text_20_body">После этого мы переходим на сам сайт, который создали.</text:p>
        <text:p text:style-name="Text_20_body">Там Вы увидите клиент «Jivosite». Нажимаем на сам клиент, а потом нажимаем на «Заказать звонок». В поле, где написано «Номер телефона» указываем тот номер, которому собираемся звонить. После заказанного звонка увидит входящий номер с премиальным номером!</text:p>
        <text:p text:style-name="Text_20_body">Максимально долго не разговариваем т. к. бывают определенные слеты. Если человек будет перезванивать – не дозвонится. Здесь мы и сообщаем клиенту, что sim-card не оформлена на физического лица и длительный разговор может заблокировать данный номер телефона.</text:p>
      </text:section>
      <text:p text:style-name="Standard"/>
      <text:p text:style-name="P1"><text:a xlink:type="simple" xlink:href="http://incashwetrust.biz/kurs-po-anonimnosti-i-bezopasnosti-linux.html" text:style-name="Internet_20_link" text:visited-style-name="Visited_20_Internet_20_Link">http://incashwetrust.biz/kurs-po-anonimnosti-i-bezopasnosti-linux.html</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4:25:50.299143500</meta:creation-date>
    <dc:date>2017-11-20T14:53:00.241008500</dc:date>
    <meta:editing-duration>PT11M59S</meta:editing-duration>
    <meta:editing-cycles>1</meta:editing-cycles>
    <meta:document-statistic meta:table-count="0" meta:image-count="5" meta:object-count="0" meta:page-count="18" meta:paragraph-count="307" meta:word-count="4806" meta:character-count="31853" meta:non-whitespace-character-count="27310"/>
    <meta:generator>LibreOffice/4.3.3.2$Linux_x86 LibreOffice_project/430m0$Build-2</meta:generator>
  </office:meta>
</office:document-meta>
</file>